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normal" officeooo:rsid="00140772" officeooo:paragraph-rsid="00140772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normal" officeooo:rsid="00140772" officeooo:paragraph-rsid="0014077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40772"/>
    </style:style>
    <style:style style:name="P4" style:family="paragraph" style:parent-style-name="Standard">
      <style:paragraph-properties fo:text-align="start" style:justify-single-word="false"/>
      <style:text-properties officeooo:rsid="00140772" officeooo:paragraph-rsid="00140772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normal" officeooo:rsid="00140772" officeooo:paragraph-rsid="0014077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paragraph-rsid="00140772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officeooo:paragraph-rsid="0018c7ed"/>
    </style:style>
    <style:style style:name="P8" style:family="paragraph" style:parent-style-name="Text_20_body">
      <style:paragraph-properties fo:margin-top="0in" fo:margin-bottom="0in" style:contextual-spacing="false" fo:text-align="start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officeooo:rsid="00140772" officeooo:paragraph-rsid="00140772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T1" style:family="text">
      <style:text-properties style:font-name="Times New Roman" fo:font-weight="normal" style:font-weight-asian="normal" style:font-weight-complex="normal"/>
    </style:style>
    <style:style style:name="T2" style:family="text">
      <style:text-properties style:font-name="Times New Roman" fo:font-weight="normal" officeooo:rsid="00140772" style:font-weight-asian="normal" style:font-weight-complex="normal"/>
    </style:style>
    <style:style style:name="T3" style:family="text">
      <style:text-properties style:font-name="Times New Roman" fo:font-weight="normal" officeooo:rsid="0018c7ed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e Session-7</text:p>
      <text:p text:style-name="P1"/>
      <text:p text:style-name="P10"><text:span text:style-name="T1">1. Write a function called </text:span><text:span text:style-name="Source_20_Text"><text:span text:style-name="T1">fizz_buzz</text:span></text:span><text:span text:style-name="T1"> that takes a number </text:span><text:span text:style-name="Source_20_Text"><text:span text:style-name="T1">n</text:span></text:span><text:span text:style-name="T1"> as an argument and prints numbers from 1 to </text:span><text:span text:style-name="Source_20_Text"><text:span text:style-name="T1">n</text:span></text:span><text:span text:style-name="T1">. However:</text:span></text:p>
      <text:p text:style-name="P8"><text:span text:style-name="T1">For multiples of 3, print </text:span><text:span text:style-name="Source_20_Text"><text:span text:style-name="T1">"Fizz"</text:span></text:span><text:span text:style-name="T1"> instead of the number.</text:span></text:p>
      <text:p text:style-name="P8"><text:span text:style-name="T1">For multiples of 5, print </text:span><text:span text:style-name="Source_20_Text"><text:span text:style-name="T1">"Buzz"</text:span></text:span><text:span text:style-name="T1"> instead of the number.</text:span></text:p>
      <text:p text:style-name="P9"><text:span text:style-name="T1">For multiples of both 3 and 5, print </text:span><text:span text:style-name="Source_20_Text"><text:span text:style-name="T1">"FizzBuzz"</text:span></text:span><text:span text:style-name="T1"> instead of the number.</text:span></text:p>
      <text:p text:style-name="P11"/>
      <text:p text:style-name="P7"><text:span text:style-name="T2">2. </text:span><text:span text:style-name="T1">Write a function called </text:span><text:span text:style-name="Source_20_Text"><text:span text:style-name="T1">sum_of_digits</text:span></text:span><text:span text:style-name="T1"> that takes an integer and returns the sum of its digits. Use arithmetic operators to extract the digits</text:span></text:p>
      <text:p text:style-name="P7"><text:span text:style-name="T3">3</text:span><text:span text:style-name="T2">. </text:span><text:span text:style-name="T1">Write a function called </text:span><text:span text:style-name="Source_20_Text"><text:span text:style-name="T1">remove_duplicates</text:span></text:span><text:span text:style-name="T1"> that takes a list of integers and returns a new list with duplicates removed while maintaining the original order. </text:span></text:p>
      <text:p text:style-name="P4"><text:span text:style-name="T1">Input: </text:span><text:span text:style-name="Source_20_Text"><text:span text:style-name="T1">remove_duplicates([1, 2, 2, 3, 4, 4, 5])</text:span></text:span><text:span text:style-name="T1"><text:line-break/>Output: </text:span><text:span text:style-name="Source_20_Text"><text:span text:style-name="T1">[1, 2, 3, 4, 5]</text:span></text:span><text:span text:style-name="T1"> </text:span></text:p>
      <text:p text:style-name="P5"/>
      <text:p text:style-name="P3"><text:span text:style-name="T3">4</text:span><text:span text:style-name="T2">.</text:span><text:span text:style-name="T1">Write a function called </text:span><text:span text:style-name="Source_20_Text"><text:span text:style-name="T1">min_max_tuple</text:span></text:span><text:span text:style-name="T1"> that takes a tuple of integers and returns a tuple containing the minimum and maximum values from the input tuple. </text:span></text:p>
      <text:p text:style-name="P6"/>
      <text:p text:style-name="P3"><text:span text:style-name="T1">Input: </text:span><text:span text:style-name="Source_20_Text"><text:span text:style-name="T1">min_max_tuple((4, 1, 8, 3, 9))</text:span></text:span><text:span text:style-name="T1"><text:line-break/>Output: </text:span><text:span text:style-name="Source_20_Text"><text:span text:style-name="T1">(1, 9)</text:span></text:span><text:span text:style-name="T1"> </text:span></text:p>
      <text:p text:style-name="P6"/>
      <text:p text:style-name="P3"><text:span text:style-name="T3">5</text:span><text:span text:style-name="T2">. </text:span><text:span text:style-name="T1">Write a function called </text:span><text:span text:style-name="Source_20_Text"><text:span text:style-name="T1">prime_numbers</text:span></text:span><text:span text:style-name="T1"> that takes two integers </text:span><text:span text:style-name="Source_20_Text"><text:span text:style-name="T1">start</text:span></text:span><text:span text:style-name="T1"> and </text:span><text:span text:style-name="Source_20_Text"><text:span text:style-name="T1">end</text:span></text:span><text:span text:style-name="T1"> and returns a list of all prime numbers within that range (inclusive).</text:span></text:p>
      <text:p text:style-name="P3"><text:span text:style-name="Strong_20_Emphasis"><text:span text:style-name="T1"/></text:span></text:p>
      <text:p text:style-name="Text_20_body"><text:span text:style-name="T3">6</text:span><text:span text:style-name="T2">. </text:span><text:span text:style-name="T1">Write a function called </text:span><text:span text:style-name="Source_20_Text"><text:span text:style-name="T1">second_largest</text:span></text:span><text:span text:style-name="T1"> that takes a list of integers and returns the second largest number.</text:span></text:p>
      <text:p text:style-name="P3"><text:span text:style-name="T3">7</text:span><text:span text:style-name="T2">.</text:span><text:span text:style-name="T1">Write a function called </text:span><text:span text:style-name="Source_20_Text"><text:span text:style-name="T1">to_title_case</text:span></text:span><text:span text:style-name="T1"> that converts a string to title case (i.e., the first letter of each word should be uppercase). 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11:02:54.170000000</meta:creation-date>
    <dc:date>2024-11-18T12:53:09.353000000</dc:date>
    <meta:editing-duration>PT35M10S</meta:editing-duration>
    <meta:editing-cycles>4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3" meta:word-count="219" meta:character-count="1291" meta:non-whitespace-character-count="1080"/>
  </office:meta>
</office:document-meta>
</file>